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phantom>
        <mstyle>
          <mrow>
            <mrow>
              <mstyle mathvariant="bold">
                <mrow>
                  <mstyle mathsize="120%">
                    <mrow>
                      <mn>1</mn>
                    </mrow>
                  </mstyle>
                </mrow>
              </mstyle>
              <mrow>
                <mi/>
                <mo stretchy="false">=</mo>
                <mi/>
              </mrow>
            </mrow>
          </mrow>
        </mstyle>
      </mphantom>
      <mstyle mathsize="70%">
        <mrow>
          <mrow>
            <mo stretchy="false">∑</mo>
            <mphantom>
              <mstyle>
                <mrow>
                  <mrow>
                    <mrow/>
                    <mi>j</mi>
                    <mfenced open="∣" close="〉">
                      <mrow>
                        <msub>
                          <mi>a</mi>
                          <mi>j</mi>
                        </msub>
                      </mrow>
                    </mfenced>
                    <mfenced open="〈" close="∣">
                      <mrow>
                        <msub>
                          <mi>a</mi>
                          <mi>j</mi>
                        </msub>
                      </mrow>
                    </mfenced>
                  </mrow>
                </mrow>
              </mstyle>
            </mphantom>
          </mrow>
        </mrow>
      </mstyle>
    </mrow>
    <annotation encoding="StarMath 5.0">phantom{bold size*1.2 1 `=` } size*0.7 sum  phantom{ from j left lline a_j right rangle left langle a_j right rlin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10:16.833000000</meta:creation-date>
    <meta:generator>LibreOffice/4.1.4.2$Windows_x86 LibreOffice_project/0a0440ccc0227ad9829de5f46be37cfb6edcf72</meta:generator>
  </office:meta>
</office:document-meta>
</file>